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b94" officeooo:paragraph-rsid="00059b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BLAAABLAA BLA BL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20:42:02.794799385</meta:creation-date>
    <dc:date>2026-03-29T20:42:17.425038078</dc:date>
    <meta:editing-duration>PT15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24.2.7.2$Linux_X86_64 LibreOffice_project/420$Build-2</meta:generator>
  </office:meta>
</office:document-meta>
</file>